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972in"/>
    </style:style>
    <style:style style:name="co2" style:family="table-column">
      <style:table-column-properties fo:break-before="auto" style:column-width="3.5528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1.161in"/>
    </style:style>
    <style:style style:name="co6" style:family="table-column">
      <style:table-column-properties fo:break-before="auto" style:column-width="1.6118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1.022in"/>
    </style:style>
    <style:style style:name="co9" style:family="table-column">
      <style:table-column-properties fo:break-before="auto" style:column-width="0.9465in"/>
    </style:style>
    <style:style style:name="co10" style:family="table-column">
      <style:table-column-properties fo:break-before="auto" style:column-width="0.8929in"/>
    </style:style>
    <style:style style:name="co11" style:family="table-column">
      <style:table-column-properties fo:break-before="auto" style:column-width="0.8717in"/>
    </style:style>
    <style:style style:name="co12" style:family="table-column">
      <style:table-column-properties fo:break-before="auto" style:column-width="0.4319in"/>
    </style:style>
    <style:style style:name="co13" style:family="table-column">
      <style:table-column-properties fo:break-before="auto" style:column-width="5.698in"/>
    </style:style>
    <style:style style:name="co14" style:family="table-column">
      <style:table-column-properties fo:break-before="auto" style:column-width="5.3972in"/>
    </style:style>
    <style:style style:name="co15" style:family="table-column">
      <style:table-column-properties fo:break-before="auto" style:column-width="2.888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37">
      <style:table-cell-properties fo:background-color="transparent"/>
    </style:style>
    <style:style style:name="ce4" style:family="table-cell" style:parent-style-name="Default" style:data-style-name="N37">
      <style:table-cell-properties fo:background-color="#ffff00"/>
    </style:style>
    <style:style style:name="ce5" style:family="table-cell" style:parent-style-name="Default" style:data-style-name="N37"/>
    <style:style style:name="ce6" style:family="table-cell" style:parent-style-name="Default" style:data-style-name="N100">
      <style:table-cell-properties fo:background-color="#ffff00"/>
    </style:style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P-seq_experiments-upda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16368" table:default-cell-style-name="Default"/>
        <table:table-row table:style-name="ro1">
          <table:table-cell table:style-name="ce1" office:value-type="string" calcext:value-type="string">
            <text:p>TF</text:p>
          </table:table-cell>
          <table:table-cell table:style-name="ce1" office:value-type="string" calcext:value-type="string">
            <text:p>TF-Family </text:p>
          </table:table-cell>
          <table:table-cell table:style-name="ce3" office:value-type="string" calcext:value-type="string">
            <text:p>Experiment Date </text:p>
          </table:table-cell>
          <table:table-cell table:style-name="ce1" office:value-type="string" calcext:value-type="string">
            <text:p>gDNA batch </text:p>
          </table:table-cell>
          <table:table-cell table:style-name="ce1" office:value-type="string" calcext:value-type="string">
            <text:p>Raw read pairs #</text:p>
          </table:table-cell>
          <table:table-cell table:style-name="ce1" office:value-type="string" calcext:value-type="string">
            <text:p>mapped mapped pairs #</text:p>
          </table:table-cell>
          <table:table-cell table:style-name="ce1" office:value-type="string" calcext:value-type="string">
            <text:p>peak # </text:p>
          </table:table-cell>
          <table:table-cell table:style-name="ce1" office:value-type="string" calcext:value-type="string">
            <text:p>#Peaks 5 fold </text:p>
          </table:table-cell>
          <table:table-cell table:style-name="ce1" office:value-type="string" calcext:value-type="string">
            <text:p>Peak reads #</text:p>
          </table:table-cell>
          <table:table-cell table:style-name="ce1" office:value-type="string" calcext:value-type="string">
            <text:p>FRiP_score </text:p>
          </table:table-cell>
          <table:table-cell table:style-name="ce1" office:value-type="string" calcext:value-type="string">
            <text:p>Motif known</text:p>
          </table:table-cell>
          <table:table-cell table:style-name="ce1" office:value-type="string" calcext:value-type="string">
            <text:p>Motif</text:p>
          </table:table-cell>
          <table:table-cell table:style-name="ce1" office:value-type="string" calcext:value-type="string">
            <text:p>Path to data </text:p>
          </table:table-cell>
          <table:table-cell table:style-name="ce1" office:value-type="string" calcext:value-type="string">
            <text:p>Sequencing/report date </text:p>
          </table:table-cell>
          <table:table-cell table:style-name="ce1" office:value-type="string" calcext:value-type="string">
            <text:p>Unnamed: 14</text:p>
          </table:table-cell>
          <table:table-cell table:style-name="ce1" office:value-type="string" calcext:value-type="string">
            <text:p>Unnamed: 15</text:p>
          </table:table-cell>
          <table:table-cell table:style-name="ce1" table:number-columns-repeated="16368"/>
        </table:table-row>
        <table:table-row table:style-name="ro1">
          <table:table-cell table:style-name="ce2" office:value-type="string" calcext:value-type="string">
            <text:p>TGIF2LX</text:p>
          </table:table-cell>
          <table:table-cell table:style-name="ce2" office:value-type="string" calcext:value-type="string">
            <text:p>TALE homeodomain</text:p>
          </table:table-cell>
          <table:table-cell table:style-name="ce4" office:value-type="string" calcext:value-type="string">
            <text:p>4/9/25</text:p>
          </table:table-cell>
          <table:table-cell table:style-name="ce2"/>
          <table:table-cell table:style-name="ce2" office:value-type="float" office:value="38618879" calcext:value-type="float">
            <text:p>38618879</text:p>
          </table:table-cell>
          <table:table-cell table:style-name="ce2" office:value-type="float" office:value="62622744" calcext:value-type="float">
            <text:p>62622744</text:p>
          </table:table-cell>
          <table:table-cell table:style-name="ce2" office:value-type="float" office:value="7804" calcext:value-type="float">
            <text:p>7804</text:p>
          </table:table-cell>
          <table:table-cell table:style-name="ce2" office:value-type="float" office:value="1248" calcext:value-type="float">
            <text:p>1248</text:p>
          </table:table-cell>
          <table:table-cell table:style-name="ce2" office:value-type="float" office:value="90440" calcext:value-type="float">
            <text:p>90440</text:p>
          </table:table-cell>
          <table:table-cell table:style-name="ce2" office:value-type="float" office:value="0.14" calcext:value-type="float">
            <text:p>0.14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MKRN3</text:p>
          </table:table-cell>
          <table:table-cell table:style-name="ce2" office:value-type="string" calcext:value-type="string">
            <text:p>RING finger / CCCH zinc finger (Makorin)</text:p>
          </table:table-cell>
          <table:table-cell table:style-name="ce4" office:value-type="string" calcext:value-type="string">
            <text:p>4/15/25</text:p>
          </table:table-cell>
          <table:table-cell table:style-name="ce2"/>
          <table:table-cell table:style-name="ce2" office:value-type="float" office:value="13427556" calcext:value-type="float">
            <text:p>13427556</text:p>
          </table:table-cell>
          <table:table-cell table:style-name="ce2" office:value-type="float" office:value="21859813" calcext:value-type="float">
            <text:p>21859813</text:p>
          </table:table-cell>
          <table:table-cell table:style-name="ce2" office:value-type="float" office:value="1287" calcext:value-type="float">
            <text:p>1287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float" office:value="19390" calcext:value-type="float">
            <text:p>19390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amp_MKRN3_b</text:p>
          </table:table-cell>
          <table:table-cell table:style-name="ce2" office:value-type="string" calcext:value-type="string">
            <text:p>RING finger / CCCH zinc finger (Makorin)</text:p>
          </table:table-cell>
          <table:table-cell table:style-name="ce4" office:value-type="string" calcext:value-type="string">
            <text:p>2/24/26</text:p>
          </table:table-cell>
          <table:table-cell table:style-name="ce6" office:value-type="string" calcext:value-type="string">
            <text:p>2/12/25</text:p>
          </table:table-cell>
          <table:table-cell table:style-name="ce2" office:value-type="float" office:value="24205828" calcext:value-type="float">
            <text:p>24205828</text:p>
          </table:table-cell>
          <table:table-cell table:style-name="ce2" office:value-type="float" office:value="14539101" calcext:value-type="float">
            <text:p>1453910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amp_NFIL3_b</text:p>
          </table:table-cell>
          <table:table-cell table:style-name="ce2" office:value-type="string" calcext:value-type="string">
            <text:p>bZIP (PAR subfamily)</text:p>
          </table:table-cell>
          <table:table-cell table:style-name="ce4" office:value-type="string" calcext:value-type="string">
            <text:p>2/24/26</text:p>
          </table:table-cell>
          <table:table-cell table:style-name="ce6" office:value-type="string" calcext:value-type="string">
            <text:p>2/12/25</text:p>
          </table:table-cell>
          <table:table-cell table:style-name="ce2" office:value-type="float" office:value="24908176" calcext:value-type="float">
            <text:p>24908176</text:p>
          </table:table-cell>
          <table:table-cell table:style-name="ce2" office:value-type="float" office:value="16078030" calcext:value-type="float">
            <text:p>16078030</text:p>
          </table:table-cell>
          <table:table-cell table:style-name="ce2" office:value-type="float" office:value="11581" calcext:value-type="float">
            <text:p>11581</text:p>
          </table:table-cell>
          <table:table-cell table:style-name="ce2" office:value-type="float" office:value="8379" calcext:value-type="float">
            <text:p>8379</text:p>
          </table:table-cell>
          <table:table-cell table:style-name="ce2" office:value-type="float" office:value="241078" calcext:value-type="float">
            <text:p>241078</text:p>
          </table:table-cell>
          <table:table-cell table:style-name="ce2" office:value-type="float" office:value="0.76" calcext:value-type="float">
            <text:p>0.76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amp_TEAD1_b</text:p>
          </table:table-cell>
          <table:table-cell table:style-name="ce2" office:value-type="string" calcext:value-type="string">
            <text:p>TEAD family</text:p>
          </table:table-cell>
          <table:table-cell table:style-name="ce4" office:value-type="string" calcext:value-type="string">
            <text:p>2/24/26</text:p>
          </table:table-cell>
          <table:table-cell table:style-name="ce6" office:value-type="string" calcext:value-type="string">
            <text:p>2/12/25</text:p>
          </table:table-cell>
          <table:table-cell table:style-name="ce2" office:value-type="float" office:value="19075637" calcext:value-type="float">
            <text:p>19075637</text:p>
          </table:table-cell>
          <table:table-cell table:style-name="ce2" office:value-type="float" office:value="11200096" calcext:value-type="float">
            <text:p>11200096</text:p>
          </table:table-cell>
          <table:table-cell table:style-name="ce2" office:value-type="float" office:value="3569" calcext:value-type="float">
            <text:p>3569</text:p>
          </table:table-cell>
          <table:table-cell table:style-name="ce2" office:value-type="float" office:value="2994" calcext:value-type="float">
            <text:p>2994</text:p>
          </table:table-cell>
          <table:table-cell table:style-name="ce2" office:value-type="float" office:value="292587" calcext:value-type="float">
            <text:p>292587</text:p>
          </table:table-cell>
          <table:table-cell table:style-name="ce2" office:value-type="float" office:value="1.32" calcext:value-type="float">
            <text:p>1.32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TEAD1_a</text:p>
          </table:table-cell>
          <table:table-cell table:style-name="ce2" office:value-type="string" calcext:value-type="string">
            <text:p>TEAD family</text:p>
          </table:table-cell>
          <table:table-cell table:style-name="ce4" office:value-type="string" calcext:value-type="string">
            <text:p>2/23/25</text:p>
          </table:table-cell>
          <table:table-cell table:style-name="ce6" office:value-type="string" calcext:value-type="string">
            <text:p>2/12/25</text:p>
          </table:table-cell>
          <table:table-cell table:style-name="ce2" office:value-type="float" office:value="21263759" calcext:value-type="float">
            <text:p>21263759</text:p>
          </table:table-cell>
          <table:table-cell table:style-name="ce2" office:value-type="float" office:value="15518591" calcext:value-type="float">
            <text:p>15518591</text:p>
          </table:table-cell>
          <table:table-cell table:style-name="ce2" office:value-type="float" office:value="1298" calcext:value-type="float">
            <text:p>1298</text:p>
          </table:table-cell>
          <table:table-cell table:style-name="ce2" office:value-type="float" office:value="681" calcext:value-type="float">
            <text:p>681</text:p>
          </table:table-cell>
          <table:table-cell table:style-name="ce2" office:value-type="float" office:value="62351" calcext:value-type="float">
            <text:p>62351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MKRN3</text:p>
          </table:table-cell>
          <table:table-cell table:style-name="ce2" office:value-type="string" calcext:value-type="string">
            <text:p>RING finger / CCCH zinc finger (Makorin)</text:p>
          </table:table-cell>
          <table:table-cell table:style-name="ce4" office:value-type="string" calcext:value-type="string">
            <text:p>2/17/25</text:p>
          </table:table-cell>
          <table:table-cell table:style-name="ce6" office:value-type="string" calcext:value-type="string">
            <text:p>2/12/25</text:p>
          </table:table-cell>
          <table:table-cell table:style-name="ce2"/>
          <table:table-cell table:style-name="ce2" office:value-type="float" office:value="42465120" calcext:value-type="float">
            <text:p>42465120</text:p>
          </table:table-cell>
          <table:table-cell table:style-name="ce2" office:value-type="float" office:value="3751" calcext:value-type="float">
            <text:p>3751</text:p>
          </table:table-cell>
          <table:table-cell table:style-name="ce2" office:value-type="float" office:value="1055" calcext:value-type="float">
            <text:p>1055</text:p>
          </table:table-cell>
          <table:table-cell table:style-name="ce2" office:value-type="float" office:value="46469" calcext:value-type="float">
            <text:p>46469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NFIL3</text:p>
          </table:table-cell>
          <table:table-cell table:style-name="ce2" office:value-type="string" calcext:value-type="string">
            <text:p>bZIP (PAR subfamily)</text:p>
          </table:table-cell>
          <table:table-cell table:style-name="ce4" office:value-type="string" calcext:value-type="string">
            <text:p>2/17/25</text:p>
          </table:table-cell>
          <table:table-cell table:style-name="ce6" office:value-type="string" calcext:value-type="string">
            <text:p>2/12/25</text:p>
          </table:table-cell>
          <table:table-cell table:style-name="ce2"/>
          <table:table-cell table:style-name="ce2" office:value-type="float" office:value="44920928" calcext:value-type="float">
            <text:p>44920928</text:p>
          </table:table-cell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1197" calcext:value-type="float">
            <text:p>1197</text:p>
          </table:table-cell>
          <table:table-cell table:style-name="ce2" office:value-type="float" office:value="57704" calcext:value-type="float">
            <text:p>57704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TEAD1</text:p>
          </table:table-cell>
          <table:table-cell table:style-name="ce2" office:value-type="string" calcext:value-type="string">
            <text:p>TEAD family</text:p>
          </table:table-cell>
          <table:table-cell table:style-name="ce4" office:value-type="string" calcext:value-type="string">
            <text:p>2/17/25</text:p>
          </table:table-cell>
          <table:table-cell table:style-name="ce6" office:value-type="string" calcext:value-type="string">
            <text:p>2/12/25</text:p>
          </table:table-cell>
          <table:table-cell table:style-name="ce2"/>
          <table:table-cell table:style-name="ce2" office:value-type="float" office:value="37485913" calcext:value-type="float">
            <text:p>37485913</text:p>
          </table:table-cell>
          <table:table-cell table:style-name="ce2" office:value-type="float" office:value="10333" calcext:value-type="float">
            <text:p>10333</text:p>
          </table:table-cell>
          <table:table-cell table:style-name="ce2" office:value-type="float" office:value="4141" calcext:value-type="float">
            <text:p>4141</text:p>
          </table:table-cell>
          <table:table-cell table:style-name="ce2" office:value-type="float" office:value="523460" calcext:value-type="float">
            <text:p>523460</text:p>
          </table:table-cell>
          <table:table-cell table:style-name="ce2" office:value-type="float" office:value="0.7" calcext:value-type="float">
            <text:p>0.7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TFAP2A</text:p>
          </table:table-cell>
          <table:table-cell table:style-name="ce2" office:value-type="string" calcext:value-type="string">
            <text:p>AP-2 family</text:p>
          </table:table-cell>
          <table:table-cell table:style-name="ce4" office:value-type="string" calcext:value-type="string">
            <text:p>2/17/25</text:p>
          </table:table-cell>
          <table:table-cell table:style-name="ce6" office:value-type="string" calcext:value-type="string">
            <text:p>2/12/25</text:p>
          </table:table-cell>
          <table:table-cell table:style-name="ce2"/>
          <table:table-cell table:style-name="ce2" office:value-type="float" office:value="47398598" calcext:value-type="float">
            <text:p>47398598</text:p>
          </table:table-cell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3335" calcext:value-type="float">
            <text:p>333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NFATC3</text:p>
          </table:table-cell>
          <table:table-cell table:style-name="ce2" office:value-type="string" calcext:value-type="string">
            <text:p>NFAT family (Rel homology domain)</text:p>
          </table:table-cell>
          <table:table-cell table:style-name="ce4" office:value-type="string" calcext:value-type="string">
            <text:p>12/5/25</text:p>
          </table:table-cell>
          <table:table-cell table:style-name="ce6" office:value-type="string" calcext:value-type="string">
            <text:p>12/3/25</text:p>
          </table:table-cell>
          <table:table-cell table:style-name="ce2" office:value-type="float" office:value="19126724" calcext:value-type="float">
            <text:p>19126724</text:p>
          </table:table-cell>
          <table:table-cell table:style-name="ce2" office:value-type="float" office:value="13370372" calcext:value-type="float">
            <text:p>1337037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Yes</text:p>
          </table:table-cell>
          <table:table-cell office:value-type="string" calcext:value-type="string">
            <text:p>file:///Volumes/pinkylee/20251224_batch2/Human_pipeline_out/report/report.html</text:p>
          </table:table-cell>
          <table:table-cell table:style-name="ce7" office:value-type="string" calcext:value-type="string">
            <text:p>12/24/25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RFX2</text:p>
          </table:table-cell>
          <table:table-cell table:style-name="ce2" office:value-type="string" calcext:value-type="string">
            <text:p>RFX family (winged-helix)</text:p>
          </table:table-cell>
          <table:table-cell table:style-name="ce4" office:value-type="string" calcext:value-type="string">
            <text:p>12/5/25</text:p>
          </table:table-cell>
          <table:table-cell table:style-name="ce6" office:value-type="string" calcext:value-type="string">
            <text:p>12/3/25</text:p>
          </table:table-cell>
          <table:table-cell table:style-name="ce2" office:value-type="float" office:value="35075758" calcext:value-type="float">
            <text:p>35075758</text:p>
          </table:table-cell>
          <table:table-cell table:style-name="ce2" office:value-type="float" office:value="21243877" calcext:value-type="float">
            <text:p>21243877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5567" calcext:value-type="float">
            <text:p>15567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TGIF2</text:p>
          </table:table-cell>
          <table:table-cell table:style-name="ce2" office:value-type="string" calcext:value-type="string">
            <text:p>TALE homeodomain</text:p>
          </table:table-cell>
          <table:table-cell table:style-name="ce4" office:value-type="string" calcext:value-type="string">
            <text:p>12/5/25</text:p>
          </table:table-cell>
          <table:table-cell table:style-name="ce6" office:value-type="string" calcext:value-type="string">
            <text:p>12/3/25</text:p>
          </table:table-cell>
          <table:table-cell table:style-name="ce2" office:value-type="float" office:value="25688628" calcext:value-type="float">
            <text:p>25688628</text:p>
          </table:table-cell>
          <table:table-cell table:style-name="ce2" office:value-type="float" office:value="19313896" calcext:value-type="float">
            <text:p>19313896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957" calcext:value-type="float">
            <text:p>9957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TP53</text:p>
          </table:table-cell>
          <table:table-cell table:style-name="ce2" office:value-type="string" calcext:value-type="string">
            <text:p>p53 family</text:p>
          </table:table-cell>
          <table:table-cell table:style-name="ce4" office:value-type="string" calcext:value-type="string">
            <text:p>12/5/25</text:p>
          </table:table-cell>
          <table:table-cell table:style-name="ce6" office:value-type="string" calcext:value-type="string">
            <text:p>12/3/25</text:p>
          </table:table-cell>
          <table:table-cell table:style-name="ce2" office:value-type="float" office:value="50283712" calcext:value-type="float">
            <text:p>50283712</text:p>
          </table:table-cell>
          <table:table-cell table:style-name="ce2" office:value-type="float" office:value="31612846" calcext:value-type="float">
            <text:p>31612846</text:p>
          </table:table-cell>
          <table:table-cell table:style-name="ce2" office:value-type="float" office:value="2562" calcext:value-type="float">
            <text:p>2562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39973" calcext:value-type="float">
            <text:p>39973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MECP2</text:p>
          </table:table-cell>
          <table:table-cell table:style-name="ce2" office:value-type="string" calcext:value-type="string">
            <text:p>MBD (methyl-CpG binding domain)</text:p>
          </table:table-cell>
          <table:table-cell table:style-name="ce4" office:value-type="string" calcext:value-type="string">
            <text:p>12/18/25</text:p>
          </table:table-cell>
          <table:table-cell table:style-name="ce6" office:value-type="string" calcext:value-type="string">
            <text:p>12/3/25</text:p>
          </table:table-cell>
          <table:table-cell table:style-name="ce2" office:value-type="float" office:value="101914825" calcext:value-type="float">
            <text:p>101914825</text:p>
          </table:table-cell>
          <table:table-cell table:style-name="ce2" office:value-type="float" office:value="85399736" calcext:value-type="float">
            <text:p>85399736</text:p>
          </table:table-cell>
          <table:table-cell table:style-name="ce2" office:value-type="float" office:value="6940" calcext:value-type="float">
            <text:p>6940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140436" calcext:value-type="float">
            <text:p>140436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MYNN</text:p>
          </table:table-cell>
          <table:table-cell table:style-name="ce2" office:value-type="string" calcext:value-type="string">
            <text:p>BTB-ZF (C2H2 zinc finger)</text:p>
          </table:table-cell>
          <table:table-cell table:style-name="ce4"/>
          <table:table-cell table:style-name="ce6" office:value-type="string" calcext:value-type="string">
            <text:p>12/3/25</text:p>
          </table:table-cell>
          <table:table-cell table:style-name="ce2" office:value-type="float" office:value="83826443" calcext:value-type="float">
            <text:p>83826443</text:p>
          </table:table-cell>
          <table:table-cell table:style-name="ce2" office:value-type="float" office:value="69159264" calcext:value-type="float">
            <text:p>69159264</text:p>
          </table:table-cell>
          <table:table-cell table:style-name="ce2" office:value-type="float" office:value="29336" calcext:value-type="float">
            <text:p>29336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451766" calcext:value-type="float">
            <text:p>451766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DK9</text:p>
          </table:table-cell>
          <table:table-cell office:value-type="string" calcext:value-type="string">
            <text:p>Non-TF (CDK kinase)</text:p>
          </table:table-cell>
          <table:table-cell office:value-type="string" calcext:value-type="string">
            <text:p>4/9/25</text:p>
          </table:table-cell>
          <table:table-cell/>
          <table:table-cell office:value-type="float" office:value="11199339" calcext:value-type="float">
            <text:p>11199339</text:p>
          </table:table-cell>
          <table:table-cell office:value-type="float" office:value="18719681" calcext:value-type="float">
            <text:p>1871968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SRP2</text:p>
          </table:table-cell>
          <table:table-cell office:value-type="string" calcext:value-type="string">
            <text:p>LIM domain</text:p>
          </table:table-cell>
          <table:table-cell office:value-type="string" calcext:value-type="string">
            <text:p>4/9/25</text:p>
          </table:table-cell>
          <table:table-cell/>
          <table:table-cell office:value-type="float" office:value="18157918" calcext:value-type="float">
            <text:p>18157918</text:p>
          </table:table-cell>
          <table:table-cell office:value-type="float" office:value="30052695" calcext:value-type="float">
            <text:p>3005269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SRP3</text:p>
          </table:table-cell>
          <table:table-cell office:value-type="string" calcext:value-type="string">
            <text:p>LIM domain</text:p>
          </table:table-cell>
          <table:table-cell office:value-type="string" calcext:value-type="string">
            <text:p>4/9/25</text:p>
          </table:table-cell>
          <table:table-cell/>
          <table:table-cell office:value-type="float" office:value="22722771" calcext:value-type="float">
            <text:p>22722771</text:p>
          </table:table-cell>
          <table:table-cell office:value-type="float" office:value="37646720" calcext:value-type="float">
            <text:p>37646720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CP1</text:p>
          </table:table-cell>
          <table:table-cell office:value-type="string" calcext:value-type="string">
            <text:p>Non-TF (actin-bundling / EF-hand)</text:p>
          </table:table-cell>
          <table:table-cell office:value-type="string" calcext:value-type="string">
            <text:p>4/9/25</text:p>
          </table:table-cell>
          <table:table-cell/>
          <table:table-cell office:value-type="float" office:value="15651066" calcext:value-type="float">
            <text:p>15651066</text:p>
          </table:table-cell>
          <table:table-cell office:value-type="float" office:value="25932577" calcext:value-type="float">
            <text:p>2593257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IN28B</text:p>
          </table:table-cell>
          <table:table-cell office:value-type="string" calcext:value-type="string">
            <text:p>Cold shock domain / CCHC zinc knuckle (RNA-binding)</text:p>
          </table:table-cell>
          <table:table-cell office:value-type="string" calcext:value-type="string">
            <text:p>4/9/25</text:p>
          </table:table-cell>
          <table:table-cell/>
          <table:table-cell office:value-type="float" office:value="16331643" calcext:value-type="float">
            <text:p>16331643</text:p>
          </table:table-cell>
          <table:table-cell office:value-type="float" office:value="26788269" calcext:value-type="float">
            <text:p>26788269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EIS2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4/9/25</text:p>
          </table:table-cell>
          <table:table-cell/>
          <table:table-cell office:value-type="float" office:value="34644646" calcext:value-type="float">
            <text:p>34644646</text:p>
          </table:table-cell>
          <table:table-cell office:value-type="float" office:value="57427014" calcext:value-type="float">
            <text:p>57427014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X4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4/9/25</text:p>
          </table:table-cell>
          <table:table-cell/>
          <table:table-cell office:value-type="float" office:value="20003930" calcext:value-type="float">
            <text:p>20003930</text:p>
          </table:table-cell>
          <table:table-cell office:value-type="float" office:value="33063930" calcext:value-type="float">
            <text:p>3306393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SMC5</text:p>
          </table:table-cell>
          <table:table-cell office:value-type="string" calcext:value-type="string">
            <text:p>Non-TF (AAA+ ATPase / proteasome)</text:p>
          </table:table-cell>
          <table:table-cell office:value-type="string" calcext:value-type="string">
            <text:p>4/9/25</text:p>
          </table:table-cell>
          <table:table-cell/>
          <table:table-cell office:value-type="float" office:value="11001759" calcext:value-type="float">
            <text:p>11001759</text:p>
          </table:table-cell>
          <table:table-cell office:value-type="float" office:value="18098209" calcext:value-type="float">
            <text:p>1809820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NF113B</text:p>
          </table:table-cell>
          <table:table-cell office:value-type="string" calcext:value-type="string">
            <text:p>RING finger</text:p>
          </table:table-cell>
          <table:table-cell office:value-type="string" calcext:value-type="string">
            <text:p>4/9/25</text:p>
          </table:table-cell>
          <table:table-cell/>
          <table:table-cell office:value-type="float" office:value="15672906" calcext:value-type="float">
            <text:p>15672906</text:p>
          </table:table-cell>
          <table:table-cell office:value-type="float" office:value="25732081" calcext:value-type="float">
            <text:p>2573208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7" office:value-type="string" calcext:value-type="string">
            <text:p>5/1/25</text:p>
          </table:table-cell>
          <table:table-cell office:value-type="string" calcext:value-type="string">
            <text:p>file:///Users/pinkylee/Desktop/Hsapiens.html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GLN2</text:p>
          </table:table-cell>
          <table:table-cell office:value-type="string" calcext:value-type="string">
            <text:p>Non-TF (actin-binding / calponin)</text:p>
          </table:table-cell>
          <table:table-cell office:value-type="string" calcext:value-type="string">
            <text:p>4/9/25</text:p>
          </table:table-cell>
          <table:table-cell/>
          <table:table-cell office:value-type="float" office:value="13871306" calcext:value-type="float">
            <text:p>13871306</text:p>
          </table:table-cell>
          <table:table-cell office:value-type="float" office:value="22564545" calcext:value-type="float">
            <text:p>2256454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GIF2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4/9/25</text:p>
          </table:table-cell>
          <table:table-cell/>
          <table:table-cell office:value-type="float" office:value="22179939" calcext:value-type="float">
            <text:p>22179939</text:p>
          </table:table-cell>
          <table:table-cell office:value-type="float" office:value="49227562" calcext:value-type="float">
            <text:p>49227562</text:p>
          </table:table-cell>
          <table:table-cell office:value-type="float" office:value="6492" calcext:value-type="float">
            <text:p>6492</text:p>
          </table:table-cell>
          <table:table-cell office:value-type="float" office:value="2076" calcext:value-type="float">
            <text:p>2076</text:p>
          </table:table-cell>
          <table:table-cell office:value-type="float" office:value="122001" calcext:value-type="float">
            <text:p>12200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BTB43</text:p>
          </table:table-cell>
          <table:table-cell office:value-type="string" calcext:value-type="string">
            <text:p>C2H2 ZF</text:p>
          </table:table-cell>
          <table:table-cell office:value-type="string" calcext:value-type="string">
            <text:p>4/9/25</text:p>
          </table:table-cell>
          <table:table-cell/>
          <table:table-cell office:value-type="float" office:value="19283108" calcext:value-type="float">
            <text:p>19283108</text:p>
          </table:table-cell>
          <table:table-cell office:value-type="float" office:value="32124647" calcext:value-type="float">
            <text:p>3212464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MPD1</text:p>
          </table:table-cell>
          <table:table-cell office:value-type="string" calcext:value-type="string">
            <text:p>Non-TF (AMP deaminase)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9152939" calcext:value-type="float">
            <text:p>9152939</text:p>
          </table:table-cell>
          <table:table-cell office:value-type="float" office:value="14928856" calcext:value-type="float">
            <text:p>14928856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DK9</text:p>
          </table:table-cell>
          <table:table-cell office:value-type="string" calcext:value-type="string">
            <text:p>Non-TF (CDK kinase)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11339977" calcext:value-type="float">
            <text:p>11339977</text:p>
          </table:table-cell>
          <table:table-cell office:value-type="float" office:value="18719681" calcext:value-type="float">
            <text:p>1871968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RO1A</text:p>
          </table:table-cell>
          <table:table-cell office:value-type="string" calcext:value-type="string">
            <text:p>Non-TF (WD repeat / actin-binding)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6982640" calcext:value-type="float">
            <text:p>6982640</text:p>
          </table:table-cell>
          <table:table-cell office:value-type="float" office:value="11312252" calcext:value-type="float">
            <text:p>11312252</text:p>
          </table:table-cell>
          <table:table-cell office:value-type="float" office:value="275" calcext:value-type="float">
            <text:p>275</text:p>
          </table:table-cell>
          <table:table-cell office:value-type="float" office:value="138" calcext:value-type="float">
            <text:p>138</text:p>
          </table:table-cell>
          <table:table-cell office:value-type="float" office:value="3470" calcext:value-type="float">
            <text:p>347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NO1</text:p>
          </table:table-cell>
          <table:table-cell office:value-type="string" calcext:value-type="string">
            <text:p>Non-TF (glycolytic enzyme)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6662589" calcext:value-type="float">
            <text:p>6662589</text:p>
          </table:table-cell>
          <table:table-cell office:value-type="float" office:value="10587453" calcext:value-type="float">
            <text:p>1058745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MBS</text:p>
          </table:table-cell>
          <table:table-cell office:value-type="string" calcext:value-type="string">
            <text:p>Non-TF (heme biosynthesis enzyme)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12156391" calcext:value-type="float">
            <text:p>12156391</text:p>
          </table:table-cell>
          <table:table-cell office:value-type="float" office:value="19972371" calcext:value-type="float">
            <text:p>1997237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ouse_HALO</text:p>
          </table:table-cell>
          <table:table-cell/>
          <table:table-cell office:value-type="string" calcext:value-type="string">
            <text:p>4/15/25</text:p>
          </table:table-cell>
          <table:table-cell/>
          <table:table-cell office:value-type="float" office:value="43402679" calcext:value-type="float">
            <text:p>43402679</text:p>
          </table:table-cell>
          <table:table-cell office:value-type="float" office:value="72152808" calcext:value-type="float">
            <text:p>72152808</text:p>
          </table:table-cell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KRN2</text:p>
          </table:table-cell>
          <table:table-cell office:value-type="string" calcext:value-type="string">
            <text:p>RING finger / CCCH zinc finger (Makorin)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10355984" calcext:value-type="float">
            <text:p>10355984</text:p>
          </table:table-cell>
          <table:table-cell office:value-type="float" office:value="16222045" calcext:value-type="float">
            <text:p>16222045</text:p>
          </table:table-cell>
          <table:table-cell office:value-type="float" office:value="154" calcext:value-type="float">
            <text:p>154</text:p>
          </table:table-cell>
          <table:table-cell office:value-type="float" office:value="81" calcext:value-type="float">
            <text:p>81</text:p>
          </table:table-cell>
          <table:table-cell office:value-type="float" office:value="2455" calcext:value-type="float">
            <text:p>245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PP2 (FOXM1) 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18485669" calcext:value-type="float">
            <text:p>18485669</text:p>
          </table:table-cell>
          <table:table-cell office:value-type="float" office:value="30829314" calcext:value-type="float">
            <text:p>30829314</text:p>
          </table:table-cell>
          <table:table-cell office:value-type="float" office:value="1043" calcext:value-type="float">
            <text:p>1043</text:p>
          </table:table-cell>
          <table:table-cell office:value-type="float" office:value="451" calcext:value-type="float">
            <text:p>451</text:p>
          </table:table-cell>
          <table:table-cell office:value-type="float" office:value="20255" calcext:value-type="float">
            <text:p>2025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THFD2</text:p>
          </table:table-cell>
          <table:table-cell office:value-type="string" calcext:value-type="string">
            <text:p>Non-TF (metabolic enzyme)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24998154" calcext:value-type="float">
            <text:p>24998154</text:p>
          </table:table-cell>
          <table:table-cell office:value-type="float" office:value="41665806" calcext:value-type="float">
            <text:p>41665806</text:p>
          </table:table-cell>
          <table:table-cell office:value-type="float" office:value="2484" calcext:value-type="float">
            <text:p>2484</text:p>
          </table:table-cell>
          <table:table-cell office:value-type="float" office:value="872" calcext:value-type="float">
            <text:p>872</text:p>
          </table:table-cell>
          <table:table-cell office:value-type="float" office:value="45315" calcext:value-type="float">
            <text:p>45315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DE7B</text:p>
          </table:table-cell>
          <table:table-cell office:value-type="string" calcext:value-type="string">
            <text:p>Non-TF (phosphodiesterase)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28720160" calcext:value-type="float">
            <text:p>28720160</text:p>
          </table:table-cell>
          <table:table-cell office:value-type="float" office:value="47632079" calcext:value-type="float">
            <text:p>47632079</text:p>
          </table:table-cell>
          <table:table-cell office:value-type="float" office:value="136" calcext:value-type="float">
            <text:p>136</text:p>
          </table:table-cell>
          <table:table-cell office:value-type="float" office:value="47" calcext:value-type="float">
            <text:p>47</text:p>
          </table:table-cell>
          <table:table-cell office:value-type="float" office:value="2126" calcext:value-type="float">
            <text:p>21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IN1</text:p>
          </table:table-cell>
          <table:table-cell office:value-type="string" calcext:value-type="string">
            <text:p>Non-TF (peptidyl-prolyl isomerase)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10908151" calcext:value-type="float">
            <text:p>10908151</text:p>
          </table:table-cell>
          <table:table-cell office:value-type="float" office:value="17828778" calcext:value-type="float">
            <text:p>178287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932" calcext:value-type="float">
            <text:p>93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romega_HALO</text:p>
          </table:table-cell>
          <table:table-cell/>
          <table:table-cell office:value-type="string" calcext:value-type="string">
            <text:p>4/15/25</text:p>
          </table:table-cell>
          <table:table-cell/>
          <table:table-cell office:value-type="float" office:value="42033468" calcext:value-type="float">
            <text:p>42033468</text:p>
          </table:table-cell>
          <table:table-cell office:value-type="float" office:value="70338188" calcext:value-type="float">
            <text:p>7033818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ART1</text:p>
          </table:table-cell>
          <table:table-cell office:value-type="string" calcext:value-type="string">
            <text:p>Non-TF (spliceosomal)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11256585" calcext:value-type="float">
            <text:p>11256585</text:p>
          </table:table-cell>
          <table:table-cell office:value-type="float" office:value="18605362" calcext:value-type="float">
            <text:p>18605362</text:p>
          </table:table-cell>
          <table:table-cell office:value-type="float" office:value="627" calcext:value-type="float">
            <text:p>627</text:p>
          </table:table-cell>
          <table:table-cell office:value-type="float" office:value="302" calcext:value-type="float">
            <text:p>302</text:p>
          </table:table-cell>
          <table:table-cell office:value-type="float" office:value="9657" calcext:value-type="float">
            <text:p>965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AH1</text:p>
          </table:table-cell>
          <table:table-cell office:value-type="string" calcext:value-type="string">
            <text:p>RING finger (E3 ubiquitin ligase)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23096321" calcext:value-type="float">
            <text:p>23096321</text:p>
          </table:table-cell>
          <table:table-cell office:value-type="float" office:value="38511333" calcext:value-type="float">
            <text:p>38511333</text:p>
          </table:table-cell>
          <table:table-cell office:value-type="float" office:value="3196" calcext:value-type="float">
            <text:p>3196</text:p>
          </table:table-cell>
          <table:table-cell office:value-type="float" office:value="1225" calcext:value-type="float">
            <text:p>1225</text:p>
          </table:table-cell>
          <table:table-cell office:value-type="float" office:value="62807" calcext:value-type="float">
            <text:p>62807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GIF2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29427346" calcext:value-type="float">
            <text:p>29427346</text:p>
          </table:table-cell>
          <table:table-cell office:value-type="float" office:value="49227562" calcext:value-type="float">
            <text:p>49227562</text:p>
          </table:table-cell>
          <table:table-cell office:value-type="float" office:value="6492" calcext:value-type="float">
            <text:p>6492</text:p>
          </table:table-cell>
          <table:table-cell office:value-type="float" office:value="2076" calcext:value-type="float">
            <text:p>2076</text:p>
          </table:table-cell>
          <table:table-cell office:value-type="float" office:value="122001" calcext:value-type="float">
            <text:p>12200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XN2</text:p>
          </table:table-cell>
          <table:table-cell office:value-type="string" calcext:value-type="string">
            <text:p>Non-TF (thioredoxin)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19469248" calcext:value-type="float">
            <text:p>19469248</text:p>
          </table:table-cell>
          <table:table-cell office:value-type="float" office:value="32468393" calcext:value-type="float">
            <text:p>32468393</text:p>
          </table:table-cell>
          <table:table-cell office:value-type="float" office:value="1588" calcext:value-type="float">
            <text:p>1588</text:p>
          </table:table-cell>
          <table:table-cell office:value-type="float" office:value="664" calcext:value-type="float">
            <text:p>664</text:p>
          </table:table-cell>
          <table:table-cell office:value-type="float" office:value="31202" calcext:value-type="float">
            <text:p>3120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BTB43</text:p>
          </table:table-cell>
          <table:table-cell office:value-type="string" calcext:value-type="string">
            <text:p>C2H2 ZF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12288339" calcext:value-type="float">
            <text:p>12288339</text:p>
          </table:table-cell>
          <table:table-cell office:value-type="float" office:value="32124647" calcext:value-type="float">
            <text:p>3212464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NF645</text:p>
          </table:table-cell>
          <table:table-cell office:value-type="string" calcext:value-type="string">
            <text:p>C2H2 ZF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6203166" calcext:value-type="float">
            <text:p>6203166</text:p>
          </table:table-cell>
          <table:table-cell office:value-type="float" office:value="9602387" calcext:value-type="float">
            <text:p>9602387</text:p>
          </table:table-cell>
          <table:table-cell office:value-type="float" office:value="162" calcext:value-type="float">
            <text:p>162</text:p>
          </table:table-cell>
          <table:table-cell office:value-type="float" office:value="79" calcext:value-type="float">
            <text:p>79</text:p>
          </table:table-cell>
          <table:table-cell office:value-type="float" office:value="1699" calcext:value-type="float">
            <text:p>169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mp_HALO_b</text:p>
          </table:table-cell>
          <table:table-cell/>
          <table:table-cell office:value-type="string" calcext:value-type="string">
            <text:p>2/24/26</text:p>
          </table:table-cell>
          <table:table-cell table:style-name="ce7" office:value-type="string" calcext:value-type="string">
            <text:p>2/12/25</text:p>
          </table:table-cell>
          <table:table-cell office:value-type="float" office:value="26191269" calcext:value-type="float">
            <text:p>26191269</text:p>
          </table:table-cell>
          <table:table-cell office:value-type="float" office:value="19961751" calcext:value-type="float">
            <text:p>19961751</text:p>
          </table:table-cell>
          <table:table-cell office:value-type="float" office:value="2133" calcext:value-type="float">
            <text:p>2133</text:p>
          </table:table-cell>
          <table:table-cell office:value-type="float" office:value="1136" calcext:value-type="float">
            <text:p>1136</text:p>
          </table:table-cell>
          <table:table-cell office:value-type="float" office:value="132961" calcext:value-type="float">
            <text:p>132961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mp_NFATC4_b</text:p>
          </table:table-cell>
          <table:table-cell office:value-type="string" calcext:value-type="string">
            <text:p>NFAT family (Rel homology domain)</text:p>
          </table:table-cell>
          <table:table-cell office:value-type="string" calcext:value-type="string">
            <text:p>2/24/26</text:p>
          </table:table-cell>
          <table:table-cell table:style-name="ce7" office:value-type="string" calcext:value-type="string">
            <text:p>2/12/25</text:p>
          </table:table-cell>
          <table:table-cell office:value-type="float" office:value="19979681" calcext:value-type="float">
            <text:p>19979681</text:p>
          </table:table-cell>
          <table:table-cell office:value-type="float" office:value="15560873" calcext:value-type="float">
            <text:p>15560873</text:p>
          </table:table-cell>
          <table:table-cell office:value-type="float" office:value="935" calcext:value-type="float">
            <text:p>935</text:p>
          </table:table-cell>
          <table:table-cell office:value-type="float" office:value="490" calcext:value-type="float">
            <text:p>490</text:p>
          </table:table-cell>
          <table:table-cell office:value-type="float" office:value="18794" calcext:value-type="float">
            <text:p>187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mp_TEAD1_double</text:p>
          </table:table-cell>
          <table:table-cell office:value-type="string" calcext:value-type="string">
            <text:p>TEAD family</text:p>
          </table:table-cell>
          <table:table-cell office:value-type="string" calcext:value-type="string">
            <text:p>2/24/26</text:p>
          </table:table-cell>
          <table:table-cell table:style-name="ce7" office:value-type="string" calcext:value-type="string">
            <text:p>2/12/25</text:p>
          </table:table-cell>
          <table:table-cell office:value-type="float" office:value="19714970" calcext:value-type="float">
            <text:p>19714970</text:p>
          </table:table-cell>
          <table:table-cell office:value-type="float" office:value="11256501" calcext:value-type="float">
            <text:p>11256501</text:p>
          </table:table-cell>
          <table:table-cell office:value-type="float" office:value="3448" calcext:value-type="float">
            <text:p>3448</text:p>
          </table:table-cell>
          <table:table-cell office:value-type="float" office:value="2532" calcext:value-type="float">
            <text:p>2532</text:p>
          </table:table-cell>
          <table:table-cell office:value-type="float" office:value="210824" calcext:value-type="float">
            <text:p>210824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mp_TGIF2_b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2/24/26</text:p>
          </table:table-cell>
          <table:table-cell table:style-name="ce7" office:value-type="string" calcext:value-type="string">
            <text:p>2/12/25</text:p>
          </table:table-cell>
          <table:table-cell office:value-type="float" office:value="26504264" calcext:value-type="float">
            <text:p>26504264</text:p>
          </table:table-cell>
          <table:table-cell office:value-type="float" office:value="15731571" calcext:value-type="float">
            <text:p>1573157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ile:///Volumes/pinkylee/20260313_LH00315_b/Human_pipeline_out/report/report.html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mp_TP53_b</text:p>
          </table:table-cell>
          <table:table-cell office:value-type="string" calcext:value-type="string">
            <text:p>p53 family</text:p>
          </table:table-cell>
          <table:table-cell office:value-type="string" calcext:value-type="string">
            <text:p>2/24/26</text:p>
          </table:table-cell>
          <table:table-cell table:style-name="ce7" office:value-type="string" calcext:value-type="string">
            <text:p>2/12/25</text:p>
          </table:table-cell>
          <table:table-cell office:value-type="float" office:value="33487732" calcext:value-type="float">
            <text:p>33487732</text:p>
          </table:table-cell>
          <table:table-cell office:value-type="float" office:value="20918744" calcext:value-type="float">
            <text:p>20918744</text:p>
          </table:table-cell>
          <table:table-cell office:value-type="float" office:value="44825" calcext:value-type="float">
            <text:p>44825</text:p>
          </table:table-cell>
          <table:table-cell office:value-type="float" office:value="12412" calcext:value-type="float">
            <text:p>12412</text:p>
          </table:table-cell>
          <table:table-cell office:value-type="float" office:value="580292" calcext:value-type="float">
            <text:p>580292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mp_YY1_b</text:p>
          </table:table-cell>
          <table:table-cell office:value-type="string" calcext:value-type="string">
            <text:p>C2H2 ZF (GLI-Krüppel class)</text:p>
          </table:table-cell>
          <table:table-cell office:value-type="string" calcext:value-type="string">
            <text:p>2/24/26</text:p>
          </table:table-cell>
          <table:table-cell table:style-name="ce7" office:value-type="string" calcext:value-type="string">
            <text:p>2/12/25</text:p>
          </table:table-cell>
          <table:table-cell office:value-type="float" office:value="24835177" calcext:value-type="float">
            <text:p>24835177</text:p>
          </table:table-cell>
          <table:table-cell office:value-type="float" office:value="12412667" calcext:value-type="float">
            <text:p>12412667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mp_HALO_a</text:p>
          </table:table-cell>
          <table:table-cell/>
          <table:table-cell office:value-type="string" calcext:value-type="string">
            <text:p>2/23/25</text:p>
          </table:table-cell>
          <table:table-cell table:style-name="ce7" office:value-type="string" calcext:value-type="string">
            <text:p>2/12/25</text:p>
          </table:table-cell>
          <table:table-cell office:value-type="float" office:value="30417399" calcext:value-type="float">
            <text:p>30417399</text:p>
          </table:table-cell>
          <table:table-cell office:value-type="float" office:value="25311413" calcext:value-type="float">
            <text:p>25311413</text:p>
          </table:table-cell>
          <table:table-cell office:value-type="float" office:value="561" calcext:value-type="float">
            <text:p>561</text:p>
          </table:table-cell>
          <table:table-cell office:value-type="float" office:value="294" calcext:value-type="float">
            <text:p>294</text:p>
          </table:table-cell>
          <table:table-cell office:value-type="float" office:value="94981" calcext:value-type="float">
            <text:p>94981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mp_NFATC4_a</text:p>
          </table:table-cell>
          <table:table-cell office:value-type="string" calcext:value-type="string">
            <text:p>NFAT family (Rel homology domain)</text:p>
          </table:table-cell>
          <table:table-cell office:value-type="string" calcext:value-type="string">
            <text:p>2/23/25</text:p>
          </table:table-cell>
          <table:table-cell table:style-name="ce7" office:value-type="string" calcext:value-type="string">
            <text:p>2/12/25</text:p>
          </table:table-cell>
          <table:table-cell office:value-type="float" office:value="24445291" calcext:value-type="float">
            <text:p>24445291</text:p>
          </table:table-cell>
          <table:table-cell office:value-type="float" office:value="20217357" calcext:value-type="float">
            <text:p>20217357</text:p>
          </table:table-cell>
          <table:table-cell office:value-type="float" office:value="265" calcext:value-type="float">
            <text:p>265</text:p>
          </table:table-cell>
          <table:table-cell office:value-type="float" office:value="122" calcext:value-type="float">
            <text:p>122</text:p>
          </table:table-cell>
          <table:table-cell office:value-type="float" office:value="5022" calcext:value-type="float">
            <text:p>502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mp_TP53_a</text:p>
          </table:table-cell>
          <table:table-cell office:value-type="string" calcext:value-type="string">
            <text:p>p53 family</text:p>
          </table:table-cell>
          <table:table-cell office:value-type="string" calcext:value-type="string">
            <text:p>2/23/25</text:p>
          </table:table-cell>
          <table:table-cell table:style-name="ce7" office:value-type="string" calcext:value-type="string">
            <text:p>2/12/25</text:p>
          </table:table-cell>
          <table:table-cell office:value-type="float" office:value="21616581" calcext:value-type="float">
            <text:p>21616581</text:p>
          </table:table-cell>
          <table:table-cell office:value-type="float" office:value="16026097" calcext:value-type="float">
            <text:p>16026097</text:p>
          </table:table-cell>
          <table:table-cell office:value-type="float" office:value="9450" calcext:value-type="float">
            <text:p>9450</text:p>
          </table:table-cell>
          <table:table-cell office:value-type="float" office:value="2827" calcext:value-type="float">
            <text:p>2827</text:p>
          </table:table-cell>
          <table:table-cell office:value-type="float" office:value="96158" calcext:value-type="float">
            <text:p>96158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KRN3_a</text:p>
          </table:table-cell>
          <table:table-cell office:value-type="string" calcext:value-type="string">
            <text:p>RING finger / CCCH zinc finger (Makorin)</text:p>
          </table:table-cell>
          <table:table-cell office:value-type="string" calcext:value-type="string">
            <text:p>2/23/25</text:p>
          </table:table-cell>
          <table:table-cell table:style-name="ce7" office:value-type="string" calcext:value-type="string">
            <text:p>2/12/25</text:p>
          </table:table-cell>
          <table:table-cell office:value-type="float" office:value="21972896" calcext:value-type="float">
            <text:p>21972896</text:p>
          </table:table-cell>
          <table:table-cell office:value-type="float" office:value="12907237" calcext:value-type="float">
            <text:p>12907237</text:p>
          </table:table-cell>
          <table:table-cell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FIL3_a</text:p>
          </table:table-cell>
          <table:table-cell office:value-type="string" calcext:value-type="string">
            <text:p>bZIP (PAR subfamily)</text:p>
          </table:table-cell>
          <table:table-cell office:value-type="string" calcext:value-type="string">
            <text:p>2/23/25</text:p>
          </table:table-cell>
          <table:table-cell table:style-name="ce7" office:value-type="string" calcext:value-type="string">
            <text:p>2/12/25</text:p>
          </table:table-cell>
          <table:table-cell office:value-type="float" office:value="22473467" calcext:value-type="float">
            <text:p>22473467</text:p>
          </table:table-cell>
          <table:table-cell office:value-type="float" office:value="14492750" calcext:value-type="float">
            <text:p>14492750</text:p>
          </table:table-cell>
          <table:table-cell office:value-type="float" office:value="169" calcext:value-type="float">
            <text:p>169</text:p>
          </table:table-cell>
          <table:table-cell office:value-type="float" office:value="73" calcext:value-type="float">
            <text:p>73</text:p>
          </table:table-cell>
          <table:table-cell office:value-type="float" office:value="2159" calcext:value-type="float">
            <text:p>215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GIF2_a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2/23/25</text:p>
          </table:table-cell>
          <table:table-cell table:style-name="ce7" office:value-type="string" calcext:value-type="string">
            <text:p>2/12/25</text:p>
          </table:table-cell>
          <table:table-cell office:value-type="float" office:value="16447040" calcext:value-type="float">
            <text:p>16447040</text:p>
          </table:table-cell>
          <table:table-cell office:value-type="float" office:value="11333423" calcext:value-type="float">
            <text:p>11333423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1258" calcext:value-type="float">
            <text:p>125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YY1_a</text:p>
          </table:table-cell>
          <table:table-cell office:value-type="string" calcext:value-type="string">
            <text:p>C2H2 ZF (GLI-Krüppel class)</text:p>
          </table:table-cell>
          <table:table-cell office:value-type="string" calcext:value-type="string">
            <text:p>2/23/25</text:p>
          </table:table-cell>
          <table:table-cell table:style-name="ce7" office:value-type="string" calcext:value-type="string">
            <text:p>2/12/25</text:p>
          </table:table-cell>
          <table:table-cell office:value-type="float" office:value="20905814" calcext:value-type="float">
            <text:p>20905814</text:p>
          </table:table-cell>
          <table:table-cell office:value-type="float" office:value="12519299" calcext:value-type="float">
            <text:p>12519299</text:p>
          </table:table-cell>
          <table:table-cell office:value-type="float" office:value="118" calcext:value-type="float">
            <text:p>118</text:p>
          </table:table-cell>
          <table:table-cell office:value-type="float" office:value="66" calcext:value-type="float">
            <text:p>66</text:p>
          </table:table-cell>
          <table:table-cell office:value-type="float" office:value="1797" calcext:value-type="float">
            <text:p>179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ALO</text:p>
          </table:table-cell>
          <table:table-cell/>
          <table:table-cell office:value-type="string" calcext:value-type="string">
            <text:p>2/17/25</text:p>
          </table:table-cell>
          <table:table-cell table:style-name="ce7" office:value-type="string" calcext:value-type="string">
            <text:p>2/12/25</text:p>
          </table:table-cell>
          <table:table-cell/>
          <table:table-cell office:value-type="float" office:value="48243562" calcext:value-type="float">
            <text:p>48243562</text:p>
          </table:table-cell>
          <table:table-cell office:value-type="float" office:value="923" calcext:value-type="float">
            <text:p>923</text:p>
          </table:table-cell>
          <table:table-cell office:value-type="float" office:value="316" calcext:value-type="float">
            <text:p>316</text:p>
          </table:table-cell>
          <table:table-cell office:value-type="float" office:value="163976" calcext:value-type="float">
            <text:p>163976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GIF2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2/17/25</text:p>
          </table:table-cell>
          <table:table-cell table:style-name="ce7" office:value-type="string" calcext:value-type="string">
            <text:p>2/12/25</text:p>
          </table:table-cell>
          <table:table-cell/>
          <table:table-cell office:value-type="float" office:value="37119449" calcext:value-type="float">
            <text:p>37119449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ile:///Volumes/pinkylee/20260313_LH00315/Human_pipeline_out/report/report.html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P53</text:p>
          </table:table-cell>
          <table:table-cell office:value-type="string" calcext:value-type="string">
            <text:p>p53 family</text:p>
          </table:table-cell>
          <table:table-cell office:value-type="string" calcext:value-type="string">
            <text:p>2/17/25</text:p>
          </table:table-cell>
          <table:table-cell table:style-name="ce7" office:value-type="string" calcext:value-type="string">
            <text:p>2/12/25</text:p>
          </table:table-cell>
          <table:table-cell/>
          <table:table-cell office:value-type="float" office:value="53029869" calcext:value-type="float">
            <text:p>53029869</text:p>
          </table:table-cell>
          <table:table-cell office:value-type="float" office:value="97782" calcext:value-type="float">
            <text:p>97782</text:p>
          </table:table-cell>
          <table:table-cell office:value-type="float" office:value="9353" calcext:value-type="float">
            <text:p>9353</text:p>
          </table:table-cell>
          <table:table-cell office:value-type="float" office:value="795000" calcext:value-type="float">
            <text:p>79500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BED5</text:p>
          </table:table-cell>
          <table:table-cell office:value-type="string" calcext:value-type="string">
            <text:p>BED zinc finger</text:p>
          </table:table-cell>
          <table:table-cell office:value-type="string" calcext:value-type="string">
            <text:p>2/17/25</text:p>
          </table:table-cell>
          <table:table-cell table:style-name="ce7" office:value-type="string" calcext:value-type="string">
            <text:p>2/12/25</text:p>
          </table:table-cell>
          <table:table-cell/>
          <table:table-cell office:value-type="float" office:value="28728000" calcext:value-type="float">
            <text:p>28728000</text:p>
          </table:table-cell>
          <table:table-cell office:value-type="float" office:value="17183" calcext:value-type="float">
            <text:p>17183</text:p>
          </table:table-cell>
          <table:table-cell office:value-type="float" office:value="6355" calcext:value-type="float">
            <text:p>6355</text:p>
          </table:table-cell>
          <table:table-cell office:value-type="float" office:value="441575" calcext:value-type="float">
            <text:p>441575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D1</text:p>
          </table:table-cell>
          <table:table-cell office:value-type="string" calcext:value-type="string">
            <text:p>HLH (inhibitory, dominant-negative bHLH)</text:p>
          </table:table-cell>
          <table:table-cell office:value-type="string" calcext:value-type="string">
            <text:p>12/5/25</text:p>
          </table:table-cell>
          <table:table-cell table:style-name="ce7" office:value-type="string" calcext:value-type="string">
            <text:p>12/3/25</text:p>
          </table:table-cell>
          <table:table-cell office:value-type="float" office:value="45388611" calcext:value-type="float">
            <text:p>45388611</text:p>
          </table:table-cell>
          <table:table-cell office:value-type="float" office:value="29312646" calcext:value-type="float">
            <text:p>2931264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ED21</text:p>
          </table:table-cell>
          <table:table-cell office:value-type="string" calcext:value-type="string">
            <text:p>Non-TF (Mediator complex subunit)</text:p>
          </table:table-cell>
          <table:table-cell office:value-type="string" calcext:value-type="string">
            <text:p>12/5/25</text:p>
          </table:table-cell>
          <table:table-cell table:style-name="ce7" office:value-type="string" calcext:value-type="string">
            <text:p>12/3/25</text:p>
          </table:table-cell>
          <table:table-cell office:value-type="float" office:value="18700874" calcext:value-type="float">
            <text:p>18700874</text:p>
          </table:table-cell>
          <table:table-cell office:value-type="float" office:value="12739479" calcext:value-type="float">
            <text:p>1273947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FATC4</text:p>
          </table:table-cell>
          <table:table-cell office:value-type="string" calcext:value-type="string">
            <text:p>NFAT family (Rel homology domain)</text:p>
          </table:table-cell>
          <table:table-cell office:value-type="string" calcext:value-type="string">
            <text:p>12/5/25</text:p>
          </table:table-cell>
          <table:table-cell table:style-name="ce7" office:value-type="string" calcext:value-type="string">
            <text:p>12/3/25</text:p>
          </table:table-cell>
          <table:table-cell office:value-type="float" office:value="30725341" calcext:value-type="float">
            <text:p>30725341</text:p>
          </table:table-cell>
          <table:table-cell office:value-type="float" office:value="18716837" calcext:value-type="float">
            <text:p>1871683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FX1</text:p>
          </table:table-cell>
          <table:table-cell office:value-type="string" calcext:value-type="string">
            <text:p>NF-X1-type zinc finger</text:p>
          </table:table-cell>
          <table:table-cell office:value-type="string" calcext:value-type="string">
            <text:p>12/5/25</text:p>
          </table:table-cell>
          <table:table-cell table:style-name="ce7" office:value-type="string" calcext:value-type="string">
            <text:p>12/3/25</text:p>
          </table:table-cell>
          <table:table-cell office:value-type="float" office:value="18080522" calcext:value-type="float">
            <text:p>18080522</text:p>
          </table:table-cell>
          <table:table-cell office:value-type="float" office:value="13297316" calcext:value-type="float">
            <text:p>13297316</text:p>
          </table:table-cell>
          <table:table-cell office:value-type="float" office:value="5991" calcext:value-type="float">
            <text:p>5991</text:p>
          </table:table-cell>
          <table:table-cell office:value-type="float" office:value="2904" calcext:value-type="float">
            <text:p>2904</text:p>
          </table:table-cell>
          <table:table-cell office:value-type="float" office:value="217306" calcext:value-type="float">
            <text:p>217306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MAD2</text:p>
          </table:table-cell>
          <table:table-cell office:value-type="string" calcext:value-type="string">
            <text:p>SMAD family</text:p>
          </table:table-cell>
          <table:table-cell office:value-type="string" calcext:value-type="string">
            <text:p>12/5/25</text:p>
          </table:table-cell>
          <table:table-cell table:style-name="ce7" office:value-type="string" calcext:value-type="string">
            <text:p>12/3/25</text:p>
          </table:table-cell>
          <table:table-cell office:value-type="float" office:value="21645248" calcext:value-type="float">
            <text:p>21645248</text:p>
          </table:table-cell>
          <table:table-cell office:value-type="float" office:value="15257987" calcext:value-type="float">
            <text:p>1525798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AF7L</text:p>
          </table:table-cell>
          <table:table-cell office:value-type="string" calcext:value-type="string">
            <text:p>Non-TF (TFIID / TAF component)</text:p>
          </table:table-cell>
          <table:table-cell office:value-type="string" calcext:value-type="string">
            <text:p>12/5/25</text:p>
          </table:table-cell>
          <table:table-cell table:style-name="ce7" office:value-type="string" calcext:value-type="string">
            <text:p>12/3/25</text:p>
          </table:table-cell>
          <table:table-cell office:value-type="float" office:value="38453388" calcext:value-type="float">
            <text:p>38453388</text:p>
          </table:table-cell>
          <table:table-cell office:value-type="float" office:value="23141931" calcext:value-type="float">
            <text:p>2314193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CXXC1</text:p>
          </table:table-cell>
          <table:table-cell table:style-name="ce2" office:value-type="string" calcext:value-type="string">
            <text:p>CXXC zinc finger</text:p>
          </table:table-cell>
          <table:table-cell table:style-name="ce4" office:value-type="string" calcext:value-type="string">
            <text:p>12/18/25</text:p>
          </table:table-cell>
          <table:table-cell table:style-name="ce6" office:value-type="string" calcext:value-type="string">
            <text:p>12/3/25</text:p>
          </table:table-cell>
          <table:table-cell table:style-name="ce2" office:value-type="float" office:value="62835988" calcext:value-type="float">
            <text:p>62835988</text:p>
          </table:table-cell>
          <table:table-cell table:style-name="ce2" office:value-type="float" office:value="42659819" calcext:value-type="float">
            <text:p>42659819</text:p>
          </table:table-cell>
          <table:table-cell table:style-name="ce2" office:value-type="float" office:value="55372" calcext:value-type="float">
            <text:p>55372</text:p>
          </table:table-cell>
          <table:table-cell table:style-name="ce2" office:value-type="float" office:value="37053" calcext:value-type="float">
            <text:p>37053</text:p>
          </table:table-cell>
          <table:table-cell table:style-name="ce2" office:value-type="float" office:value="9892108" calcext:value-type="float">
            <text:p>9892108</text:p>
          </table:table-cell>
          <table:table-cell table:style-name="ce2" office:value-type="float" office:value="11.7" calcext:value-type="float">
            <text:p>11.7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file:///Volumes/pinkylee/20251215_RO-GY-2s-AMP/Human_pipeline_out/report/report.html</text:p>
          </table:table-cell>
          <table:table-cell table:style-name="ce6" office:value-type="string" calcext:value-type="string">
            <text:p>12/24/25</text:p>
          </table:table-cell>
          <table:table-cell table:style-name="ce2" table:number-columns-repeated="16370"/>
        </table:table-row>
        <table:table-row table:style-name="ro1">
          <table:table-cell office:value-type="string" calcext:value-type="string">
            <text:p>ISL01</text:p>
          </table:table-cell>
          <table:table-cell office:value-type="string" calcext:value-type="string">
            <text:p>LIM homeodomain</text:p>
          </table:table-cell>
          <table:table-cell office:value-type="string" calcext:value-type="string">
            <text:p>12/18/25</text:p>
          </table:table-cell>
          <table:table-cell table:style-name="ce7" office:value-type="string" calcext:value-type="string">
            <text:p>12/3/25</text:p>
          </table:table-cell>
          <table:table-cell office:value-type="float" office:value="97508379" calcext:value-type="float">
            <text:p>97508379</text:p>
          </table:table-cell>
          <table:table-cell office:value-type="float" office:value="81624602" calcext:value-type="float">
            <text:p>81624602</text:p>
          </table:table-cell>
          <table:table-cell office:value-type="float" office:value="8718" calcext:value-type="float">
            <text:p>8718</text:p>
          </table:table-cell>
          <table:table-cell office:value-type="float" office:value="1285" calcext:value-type="float">
            <text:p>1285</text:p>
          </table:table-cell>
          <table:table-cell office:value-type="float" office:value="347524" calcext:value-type="float">
            <text:p>347524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KRN3</text:p>
          </table:table-cell>
          <table:table-cell office:value-type="string" calcext:value-type="string">
            <text:p>RING finger / CCCH zinc finger (Makorin)</text:p>
          </table:table-cell>
          <table:table-cell office:value-type="string" calcext:value-type="string">
            <text:p>12/18/25</text:p>
          </table:table-cell>
          <table:table-cell table:style-name="ce7" office:value-type="string" calcext:value-type="string">
            <text:p>12/3/25</text:p>
          </table:table-cell>
          <table:table-cell office:value-type="float" office:value="120217128" calcext:value-type="float">
            <text:p>120217128</text:p>
          </table:table-cell>
          <table:table-cell office:value-type="float" office:value="97366225" calcext:value-type="float">
            <text:p>97366225</text:p>
          </table:table-cell>
          <table:table-cell office:value-type="float" office:value="3312" calcext:value-type="float">
            <text:p>3312</text:p>
          </table:table-cell>
          <table:table-cell office:value-type="float" office:value="1201" calcext:value-type="float">
            <text:p>1201</text:p>
          </table:table-cell>
          <table:table-cell office:value-type="float" office:value="146126" calcext:value-type="float">
            <text:p>14612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FIL3</text:p>
          </table:table-cell>
          <table:table-cell office:value-type="string" calcext:value-type="string">
            <text:p>bZIP (PAR subfamily)</text:p>
          </table:table-cell>
          <table:table-cell office:value-type="string" calcext:value-type="string">
            <text:p>12/18/25</text:p>
          </table:table-cell>
          <table:table-cell table:style-name="ce7" office:value-type="string" calcext:value-type="string">
            <text:p>12/3/25</text:p>
          </table:table-cell>
          <table:table-cell office:value-type="float" office:value="5597560" calcext:value-type="float">
            <text:p>5597560</text:p>
          </table:table-cell>
          <table:table-cell office:value-type="float" office:value="4386822" calcext:value-type="float">
            <text:p>4386822</text:p>
          </table:table-cell>
          <table:table-cell office:value-type="float" office:value="2187" calcext:value-type="float">
            <text:p>2187</text:p>
          </table:table-cell>
          <table:table-cell office:value-type="float" office:value="1573" calcext:value-type="float">
            <text:p>1573</text:p>
          </table:table-cell>
          <table:table-cell office:value-type="float" office:value="36064" calcext:value-type="float">
            <text:p>36064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RMD12</text:p>
          </table:table-cell>
          <table:table-cell office:value-type="string" calcext:value-type="string">
            <text:p>PR/SET domain (PRDM family)</text:p>
          </table:table-cell>
          <table:table-cell office:value-type="string" calcext:value-type="string">
            <text:p>12/18/25</text:p>
          </table:table-cell>
          <table:table-cell table:style-name="ce7" office:value-type="string" calcext:value-type="string">
            <text:p>12/3/25</text:p>
          </table:table-cell>
          <table:table-cell office:value-type="float" office:value="75326536" calcext:value-type="float">
            <text:p>75326536</text:p>
          </table:table-cell>
          <table:table-cell office:value-type="float" office:value="63228809" calcext:value-type="float">
            <text:p>63228809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4007" calcext:value-type="float">
            <text:p>4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AF7</text:p>
          </table:table-cell>
          <table:table-cell office:value-type="string" calcext:value-type="string">
            <text:p>Non-TF (TFIID / TAF component)</text:p>
          </table:table-cell>
          <table:table-cell office:value-type="string" calcext:value-type="string">
            <text:p>12/18/25</text:p>
          </table:table-cell>
          <table:table-cell table:style-name="ce7" office:value-type="string" calcext:value-type="string">
            <text:p>12/3/25</text:p>
          </table:table-cell>
          <table:table-cell office:value-type="float" office:value="20435949" calcext:value-type="float">
            <text:p>20435949</text:p>
          </table:table-cell>
          <table:table-cell office:value-type="float" office:value="16330404" calcext:value-type="float">
            <text:p>16330404</text:p>
          </table:table-cell>
          <table:table-cell office:value-type="float" office:value="1198" calcext:value-type="float">
            <text:p>1198</text:p>
          </table:table-cell>
          <table:table-cell office:value-type="float" office:value="288" calcext:value-type="float">
            <text:p>288</text:p>
          </table:table-cell>
          <table:table-cell office:value-type="float" office:value="11342" calcext:value-type="float">
            <text:p>1134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MPD1</text:p>
          </table:table-cell>
          <table:table-cell office:value-type="string" calcext:value-type="string">
            <text:p>Non-TF (AMP deaminase)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279025" calcext:value-type="float">
            <text:p>1279025</text:p>
          </table:table-cell>
          <table:table-cell office:value-type="float" office:value="1846026" calcext:value-type="float">
            <text:p>184602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464" calcext:value-type="float">
            <text:p>1464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DK7</text:p>
          </table:table-cell>
          <table:table-cell office:value-type="string" calcext:value-type="string">
            <text:p>Non-TF (CDK kinase)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999532" calcext:value-type="float">
            <text:p>999532</text:p>
          </table:table-cell>
          <table:table-cell office:value-type="float" office:value="1578233" calcext:value-type="float">
            <text:p>1578233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483" calcext:value-type="float">
            <text:p>1483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DK9</text:p>
          </table:table-cell>
          <table:table-cell office:value-type="string" calcext:value-type="string">
            <text:p>Non-TF (CDK kinase)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213959" calcext:value-type="float">
            <text:p>1213959</text:p>
          </table:table-cell>
          <table:table-cell office:value-type="float" office:value="1862038" calcext:value-type="float">
            <text:p>186203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784" calcext:value-type="float">
            <text:p>178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RO1A</text:p>
          </table:table-cell>
          <table:table-cell office:value-type="string" calcext:value-type="string">
            <text:p>Non-TF (WD repeat / actin-binding)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26609319" calcext:value-type="float">
            <text:p>26609319</text:p>
          </table:table-cell>
          <table:table-cell office:value-type="float" office:value="43515245" calcext:value-type="float">
            <text:p>43515245</text:p>
          </table:table-cell>
          <table:table-cell office:value-type="float" office:value="32733" calcext:value-type="float">
            <text:p>32733</text:p>
          </table:table-cell>
          <table:table-cell office:value-type="float" office:value="19826" calcext:value-type="float">
            <text:p>19826</text:p>
          </table:table-cell>
          <table:table-cell office:value-type="float" office:value="877765" calcext:value-type="float">
            <text:p>877765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SPR3</text:p>
          </table:table-cell>
          <table:table-cell office:value-type="string" calcext:value-type="string">
            <text:p>LIM domain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1575449" calcext:value-type="float">
            <text:p>11575449</text:p>
          </table:table-cell>
          <table:table-cell office:value-type="float" office:value="18129515" calcext:value-type="float">
            <text:p>18129515</text:p>
          </table:table-cell>
          <table:table-cell office:value-type="float" office:value="801" calcext:value-type="float">
            <text:p>801</text:p>
          </table:table-cell>
          <table:table-cell office:value-type="float" office:value="600" calcext:value-type="float">
            <text:p>600</text:p>
          </table:table-cell>
          <table:table-cell office:value-type="float" office:value="39698" calcext:value-type="float">
            <text:p>39698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SRP2</text:p>
          </table:table-cell>
          <table:table-cell office:value-type="string" calcext:value-type="string">
            <text:p>LIM domain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4517296" calcext:value-type="float">
            <text:p>14517296</text:p>
          </table:table-cell>
          <table:table-cell office:value-type="float" office:value="22447058" calcext:value-type="float">
            <text:p>22447058</text:p>
          </table:table-cell>
          <table:table-cell office:value-type="float" office:value="3649" calcext:value-type="float">
            <text:p>3649</text:p>
          </table:table-cell>
          <table:table-cell office:value-type="float" office:value="2554" calcext:value-type="float">
            <text:p>255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7" office:value-type="string" calcext:value-type="string">
            <text:p>3/1/2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ENO1</text:p>
          </table:table-cell>
          <table:table-cell office:value-type="string" calcext:value-type="string">
            <text:p>Non-TF (glycolytic enzyme)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455083" calcext:value-type="float">
            <text:p>1455083</text:p>
          </table:table-cell>
          <table:table-cell office:value-type="float" office:value="2332242" calcext:value-type="float">
            <text:p>2332242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899" calcext:value-type="float">
            <text:p>2899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GRIP1</text:p>
          </table:table-cell>
          <table:table-cell/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7756159" calcext:value-type="float">
            <text:p>17756159</text:p>
          </table:table-cell>
          <table:table-cell office:value-type="float" office:value="28936488" calcext:value-type="float">
            <text:p>28936488</text:p>
          </table:table-cell>
          <table:table-cell office:value-type="float" office:value="8114" calcext:value-type="float">
            <text:p>8114</text:p>
          </table:table-cell>
          <table:table-cell office:value-type="float" office:value="5354" calcext:value-type="float">
            <text:p>5354</text:p>
          </table:table-cell>
          <table:table-cell office:value-type="float" office:value="220666" calcext:value-type="float">
            <text:p>220666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MBS</text:p>
          </table:table-cell>
          <table:table-cell office:value-type="string" calcext:value-type="string">
            <text:p>Non-TF (heme biosynthesis enzyme)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168207" calcext:value-type="float">
            <text:p>1168207</text:p>
          </table:table-cell>
          <table:table-cell office:value-type="float" office:value="1855566" calcext:value-type="float">
            <text:p>185556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65" calcext:value-type="float">
            <text:p>176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CP1</text:p>
          </table:table-cell>
          <table:table-cell office:value-type="string" calcext:value-type="string">
            <text:p>Non-TF (actin-bundling / EF-hand)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21473092" calcext:value-type="float">
            <text:p>21473092</text:p>
          </table:table-cell>
          <table:table-cell office:value-type="float" office:value="34931907" calcext:value-type="float">
            <text:p>34931907</text:p>
          </table:table-cell>
          <table:table-cell office:value-type="float" office:value="19908" calcext:value-type="float">
            <text:p>19908</text:p>
          </table:table-cell>
          <table:table-cell office:value-type="float" office:value="13185" calcext:value-type="float">
            <text:p>13185</text:p>
          </table:table-cell>
          <table:table-cell office:value-type="float" office:value="540536" calcext:value-type="float">
            <text:p>540536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EIS2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2044260" calcext:value-type="float">
            <text:p>12044260</text:p>
          </table:table-cell>
          <table:table-cell office:value-type="float" office:value="18722956" calcext:value-type="float">
            <text:p>18722956</text:p>
          </table:table-cell>
          <table:table-cell office:value-type="float" office:value="3259" calcext:value-type="float">
            <text:p>3259</text:p>
          </table:table-cell>
          <table:table-cell office:value-type="float" office:value="1680" calcext:value-type="float">
            <text:p>1680</text:p>
          </table:table-cell>
          <table:table-cell office:value-type="float" office:value="67184" calcext:value-type="float">
            <text:p>67184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PP2 (FOXM1)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9236360" calcext:value-type="float">
            <text:p>19236360</text:p>
          </table:table-cell>
          <table:table-cell office:value-type="float" office:value="31325316" calcext:value-type="float">
            <text:p>31325316</text:p>
          </table:table-cell>
          <table:table-cell office:value-type="float" office:value="8071" calcext:value-type="float">
            <text:p>8071</text:p>
          </table:table-cell>
          <table:table-cell office:value-type="float" office:value="5278" calcext:value-type="float">
            <text:p>5278</text:p>
          </table:table-cell>
          <table:table-cell office:value-type="float" office:value="223932" calcext:value-type="float">
            <text:p>223932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X2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3808625" calcext:value-type="float">
            <text:p>13808625</text:p>
          </table:table-cell>
          <table:table-cell office:value-type="float" office:value="21755637" calcext:value-type="float">
            <text:p>21755637</text:p>
          </table:table-cell>
          <table:table-cell office:value-type="float" office:value="913" calcext:value-type="float">
            <text:p>913</text:p>
          </table:table-cell>
          <table:table-cell office:value-type="float" office:value="602" calcext:value-type="float">
            <text:p>602</text:p>
          </table:table-cell>
          <table:table-cell office:value-type="float" office:value="45139" calcext:value-type="float">
            <text:p>45139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X4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6082997" calcext:value-type="float">
            <text:p>16082997</text:p>
          </table:table-cell>
          <table:table-cell office:value-type="float" office:value="24728981" calcext:value-type="float">
            <text:p>24728981</text:p>
          </table:table-cell>
          <table:table-cell office:value-type="float" office:value="41343" calcext:value-type="float">
            <text:p>41343</text:p>
          </table:table-cell>
          <table:table-cell office:value-type="float" office:value="23197" calcext:value-type="float">
            <text:p>23197</text:p>
          </table:table-cell>
          <table:table-cell office:value-type="float" office:value="561236" calcext:value-type="float">
            <text:p>561236</text:p>
          </table:table-cell>
          <table:table-cell office:value-type="float" office:value="2.27" calcext:value-type="float">
            <text:p>2.2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DE7B</text:p>
          </table:table-cell>
          <table:table-cell office:value-type="string" calcext:value-type="string">
            <text:p>Non-TF (phosphodiesterase)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769781" calcext:value-type="float">
            <text:p>769781</text:p>
          </table:table-cell>
          <table:table-cell office:value-type="float" office:value="1220940" calcext:value-type="float">
            <text:p>12209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33" calcext:value-type="float">
            <text:p>83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MSC5</text:p>
          </table:table-cell>
          <table:table-cell office:value-type="string" calcext:value-type="string">
            <text:p>Non-TF (AAA+ ATPase / proteasome)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715856" calcext:value-type="float">
            <text:p>1715856</text:p>
          </table:table-cell>
          <table:table-cell office:value-type="float" office:value="2751245" calcext:value-type="float">
            <text:p>2751245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377" calcext:value-type="float">
            <text:p>3377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NF113B</text:p>
          </table:table-cell>
          <table:table-cell office:value-type="string" calcext:value-type="string">
            <text:p>RING finger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1753250" calcext:value-type="float">
            <text:p>11753250</text:p>
          </table:table-cell>
          <table:table-cell office:value-type="float" office:value="16712527" calcext:value-type="float">
            <text:p>16712527</text:p>
          </table:table-cell>
          <table:table-cell office:value-type="float" office:value="519" calcext:value-type="float">
            <text:p>519</text:p>
          </table:table-cell>
          <table:table-cell office:value-type="float" office:value="399" calcext:value-type="float">
            <text:p>399</text:p>
          </table:table-cell>
          <table:table-cell office:value-type="float" office:value="32723" calcext:value-type="float">
            <text:p>3272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ART1</text:p>
          </table:table-cell>
          <table:table-cell office:value-type="string" calcext:value-type="string">
            <text:p>Non-TF (spliceosomal)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6917126" calcext:value-type="float">
            <text:p>16917126</text:p>
          </table:table-cell>
          <table:table-cell office:value-type="float" office:value="27370426" calcext:value-type="float">
            <text:p>27370426</text:p>
          </table:table-cell>
          <table:table-cell office:value-type="float" office:value="4361" calcext:value-type="float">
            <text:p>4361</text:p>
          </table:table-cell>
          <table:table-cell office:value-type="float" office:value="2816" calcext:value-type="float">
            <text:p>2816</text:p>
          </table:table-cell>
          <table:table-cell office:value-type="float" office:value="121722" calcext:value-type="float">
            <text:p>121722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AGLN2</text:p>
          </table:table-cell>
          <table:table-cell office:value-type="string" calcext:value-type="string">
            <text:p>Non-TF (actin-binding / calponin)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22385413" calcext:value-type="float">
            <text:p>22385413</text:p>
          </table:table-cell>
          <table:table-cell office:value-type="float" office:value="34930806" calcext:value-type="float">
            <text:p>34930806</text:p>
          </table:table-cell>
          <table:table-cell office:value-type="float" office:value="14457" calcext:value-type="float">
            <text:p>14457</text:p>
          </table:table-cell>
          <table:table-cell office:value-type="float" office:value="9239" calcext:value-type="float">
            <text:p>9239</text:p>
          </table:table-cell>
          <table:table-cell office:value-type="float" office:value="379895" calcext:value-type="float">
            <text:p>379895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GIF2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8201341" calcext:value-type="float">
            <text:p>18201341</text:p>
          </table:table-cell>
          <table:table-cell office:value-type="float" office:value="28880597" calcext:value-type="float">
            <text:p>28880597</text:p>
          </table:table-cell>
          <table:table-cell office:value-type="float" office:value="10718" calcext:value-type="float">
            <text:p>10718</text:p>
          </table:table-cell>
          <table:table-cell office:value-type="float" office:value="6873" calcext:value-type="float">
            <text:p>6873</text:p>
          </table:table-cell>
          <table:table-cell office:value-type="float" office:value="266115" calcext:value-type="float">
            <text:p>266115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GIF2LX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8365215" calcext:value-type="float">
            <text:p>8365215</text:p>
          </table:table-cell>
          <table:table-cell office:value-type="float" office:value="12799619" calcext:value-type="float">
            <text:p>12799619</text:p>
          </table:table-cell>
          <table:table-cell office:value-type="float" office:value="2869" calcext:value-type="float">
            <text:p>2869</text:p>
          </table:table-cell>
          <table:table-cell office:value-type="float" office:value="1206" calcext:value-type="float">
            <text:p>1206</text:p>
          </table:table-cell>
          <table:table-cell office:value-type="float" office:value="36574" calcext:value-type="float">
            <text:p>36574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BTB43</text:p>
          </table:table-cell>
          <table:table-cell office:value-type="string" calcext:value-type="string">
            <text:p>C2H2 ZF 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21334480" calcext:value-type="float">
            <text:p>21334480</text:p>
          </table:table-cell>
          <table:table-cell office:value-type="float" office:value="34582987" calcext:value-type="float">
            <text:p>34582987</text:p>
          </table:table-cell>
          <table:table-cell office:value-type="float" office:value="19023" calcext:value-type="float">
            <text:p>19023</text:p>
          </table:table-cell>
          <table:table-cell office:value-type="float" office:value="12479" calcext:value-type="float">
            <text:p>12479</text:p>
          </table:table-cell>
          <table:table-cell office:value-type="float" office:value="520717" calcext:value-type="float">
            <text:p>520717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BTB8A</text:p>
          </table:table-cell>
          <table:table-cell office:value-type="string" calcext:value-type="string">
            <text:p>C2H2 ZF 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3880245" calcext:value-type="float">
            <text:p>13880245</text:p>
          </table:table-cell>
          <table:table-cell office:value-type="float" office:value="22114655" calcext:value-type="float">
            <text:p>22114655</text:p>
          </table:table-cell>
          <table:table-cell office:value-type="float" office:value="3422" calcext:value-type="float">
            <text:p>3422</text:p>
          </table:table-cell>
          <table:table-cell office:value-type="float" office:value="2293" calcext:value-type="float">
            <text:p>229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BTB8A</text:p>
          </table:table-cell>
          <table:table-cell office:value-type="string" calcext:value-type="string">
            <text:p>C2H2 ZF 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769976" calcext:value-type="float">
            <text:p>769976</text:p>
          </table:table-cell>
          <table:table-cell office:value-type="float" office:value="22114655" calcext:value-type="float">
            <text:p>22114655</text:p>
          </table:table-cell>
          <table:table-cell office:value-type="float" office:value="3422" calcext:value-type="float">
            <text:p>3422</text:p>
          </table:table-cell>
          <table:table-cell office:value-type="float" office:value="2293" calcext:value-type="float">
            <text:p>229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KLHL25</text:p>
          </table:table-cell>
          <table:table-cell office:value-type="string" calcext:value-type="string">
            <text:p>Non-TF (BTB-Kelch / E3 adaptor)</text:p>
          </table:table-cell>
          <table:table-cell office:value-type="string" calcext:value-type="string">
            <text:p>8/19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CP1</text:p>
          </table:table-cell>
          <table:table-cell office:value-type="string" calcext:value-type="string">
            <text:p>Non-TF (actin-bundling / EF-hand)</text:p>
          </table:table-cell>
          <table:table-cell office:value-type="string" calcext:value-type="string">
            <text:p>8/19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N28B</text:p>
          </table:table-cell>
          <table:table-cell office:value-type="string" calcext:value-type="string">
            <text:p>Cold shock domain / CCHC zinc knuckle (RNA-binding)</text:p>
          </table:table-cell>
          <table:table-cell office:value-type="string" calcext:value-type="string">
            <text:p>8/19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CP2</text:p>
          </table:table-cell>
          <table:table-cell office:value-type="string" calcext:value-type="string">
            <text:p>MBD (methyl-CpG binding domain)</text:p>
          </table:table-cell>
          <table:table-cell office:value-type="string" calcext:value-type="string">
            <text:p>8/19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KRN3</text:p>
          </table:table-cell>
          <table:table-cell office:value-type="string" calcext:value-type="string">
            <text:p>RING finger / CCCH zinc finger (Makorin)</text:p>
          </table:table-cell>
          <table:table-cell office:value-type="string" calcext:value-type="string">
            <text:p>8/19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GIF2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8/19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GIF2LX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8/19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XN</text:p>
          </table:table-cell>
          <table:table-cell office:value-type="string" calcext:value-type="string">
            <text:p>Non-TF (thioredoxin)</text:p>
          </table:table-cell>
          <table:table-cell office:value-type="string" calcext:value-type="string">
            <text:p>8/19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ABPB1</text:p>
          </table:table-cell>
          <table:table-cell/>
          <table:table-cell office:value-type="string" calcext:value-type="string">
            <text:p>8/12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KRN3</text:p>
          </table:table-cell>
          <table:table-cell office:value-type="string" calcext:value-type="string">
            <text:p>RING finger / CCCH zinc finger (Makorin)</text:p>
          </table:table-cell>
          <table:table-cell office:value-type="string" calcext:value-type="string">
            <text:p>8/12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THDF2</text:p>
          </table:table-cell>
          <table:table-cell office:value-type="string" calcext:value-type="string">
            <text:p>Non-TF (metabolic enzyme)</text:p>
          </table:table-cell>
          <table:table-cell office:value-type="string" calcext:value-type="string">
            <text:p>8/12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PP1R13L</text:p>
          </table:table-cell>
          <table:table-cell office:value-type="string" calcext:value-type="string">
            <text:p>Non-TF (ankyrin repeat / phosphatase regulator)</text:p>
          </table:table-cell>
          <table:table-cell office:value-type="string" calcext:value-type="string">
            <text:p>8/12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NF2</text:p>
          </table:table-cell>
          <table:table-cell office:value-type="string" calcext:value-type="string">
            <text:p>RING finger (Polycomb complex)</text:p>
          </table:table-cell>
          <table:table-cell office:value-type="string" calcext:value-type="string">
            <text:p>8/12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DA3</text:p>
          </table:table-cell>
          <table:table-cell office:value-type="string" calcext:value-type="string">
            <text:p>Non-TF (SAGA coactivator complex)</text:p>
          </table:table-cell>
          <table:table-cell office:value-type="string" calcext:value-type="string">
            <text:p>8/12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GIF2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8/12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GIF2LX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8/12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p_Halo_beads_a</text:p>
          </table:table-cell>
          <table:table-cell/>
          <table:table-cell office:value-type="string" calcext:value-type="string">
            <text:p>7/9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mp_Halo_beads_b</text:p>
          </table:table-cell>
          <table:table-cell/>
          <table:table-cell office:value-type="string" calcext:value-type="string">
            <text:p>7/9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house_HALO_protein_a</text:p>
          </table:table-cell>
          <table:table-cell/>
          <table:table-cell office:value-type="string" calcext:value-type="string">
            <text:p>7/9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KRN3_a</text:p>
          </table:table-cell>
          <table:table-cell office:value-type="string" calcext:value-type="string">
            <text:p>RING finger / CCCH zinc finger (Makorin)</text:p>
          </table:table-cell>
          <table:table-cell office:value-type="string" calcext:value-type="string">
            <text:p>7/9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JA1_a</text:p>
          </table:table-cell>
          <table:table-cell office:value-type="string" calcext:value-type="string">
            <text:p>RING finger (E3 ubiquitin ligase)</text:p>
          </table:table-cell>
          <table:table-cell office:value-type="string" calcext:value-type="string">
            <text:p>7/9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GIF2_a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7/9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GIF2LX_a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7/9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ZBTB43_a</text:p>
          </table:table-cell>
          <table:table-cell office:value-type="string" calcext:value-type="string">
            <text:p>C2H2 ZF</text:p>
          </table:table-cell>
          <table:table-cell office:value-type="string" calcext:value-type="string">
            <text:p>7/9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LO in house-b</text:p>
          </table:table-cell>
          <table:table-cell/>
          <table:table-cell office:value-type="string" calcext:value-type="string">
            <text:p>5/7/2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KRN3_b</text:p>
          </table:table-cell>
          <table:table-cell office:value-type="string" calcext:value-type="string">
            <text:p>RING finger / CCCH zinc finger (Makorin)</text:p>
          </table:table-cell>
          <table:table-cell office:value-type="string" calcext:value-type="string">
            <text:p>5/7/2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IAH1</text:p>
          </table:table-cell>
          <table:table-cell office:value-type="string" calcext:value-type="string">
            <text:p>RING finger (E3 ubiquitin ligase)</text:p>
          </table:table-cell>
          <table:table-cell office:value-type="string" calcext:value-type="string">
            <text:p>5/7/2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GIF2_b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5/7/2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GIF2LX_b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5/7/2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ZBTB43_b</text:p>
          </table:table-cell>
          <table:table-cell office:value-type="string" calcext:value-type="string">
            <text:p>C2H2 ZF</text:p>
          </table:table-cell>
          <table:table-cell office:value-type="string" calcext:value-type="string">
            <text:p>5/7/2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LO-in house</text:p>
          </table:table-cell>
          <table:table-cell/>
          <table:table-cell office:value-type="string" calcext:value-type="string">
            <text:p>4/22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KRN3_a</text:p>
          </table:table-cell>
          <table:table-cell office:value-type="string" calcext:value-type="string">
            <text:p>RING finger / CCCH zinc finger (Makorin)</text:p>
          </table:table-cell>
          <table:table-cell office:value-type="string" calcext:value-type="string">
            <text:p>4/22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JA1_a</text:p>
          </table:table-cell>
          <table:table-cell office:value-type="string" calcext:value-type="string">
            <text:p>RING finger (E3 ubiquitin ligase)</text:p>
          </table:table-cell>
          <table:table-cell office:value-type="string" calcext:value-type="string">
            <text:p>4/22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GIF2_a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4/22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GIF2LX_a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4/22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ZBTB43_a</text:p>
          </table:table-cell>
          <table:table-cell office:value-type="string" calcext:value-type="string">
            <text:p>C2H2 ZF</text:p>
          </table:table-cell>
          <table:table-cell office:value-type="string" calcext:value-type="string">
            <text:p>4/22/2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4/22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WP1</text:p>
          </table:table-cell>
          <table:table-cell office:value-type="string" calcext:value-type="string">
            <text:p>Non-TF (WD repeat / rRNA processing)</text:p>
          </table:table-cell>
          <table:table-cell office:value-type="string" calcext:value-type="string">
            <text:p>12/5/25</text:p>
          </table:table-cell>
          <table:table-cell table:style-name="ce7" office:value-type="string" calcext:value-type="string">
            <text:p>12/3/25</text:p>
          </table:table-cell>
          <table:table-cell office:value-type="float" office:value="23615147" calcext:value-type="float">
            <text:p>23615147</text:p>
          </table:table-cell>
          <table:table-cell office:value-type="float" office:value="17197306" calcext:value-type="float">
            <text:p>17197306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3098" calcext:value-type="float">
            <text:p>309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D1</text:p>
          </table:table-cell>
          <table:table-cell office:value-type="string" calcext:value-type="string">
            <text:p>HLH (inhibitory, dominant-negative bHLH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D21</text:p>
          </table:table-cell>
          <table:table-cell office:value-type="string" calcext:value-type="string">
            <text:p>Non-TF (Mediator complex subunit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KRN3</text:p>
          </table:table-cell>
          <table:table-cell office:value-type="string" calcext:value-type="string">
            <text:p>RING finger / CCCH zinc finger (Makorin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FATC3</text:p>
          </table:table-cell>
          <table:table-cell office:value-type="string" calcext:value-type="string">
            <text:p>NFAT family (Rel homology domain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FATC4</text:p>
          </table:table-cell>
          <table:table-cell office:value-type="string" calcext:value-type="string">
            <text:p>NFAT family (Rel homology domain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FX2</text:p>
          </table:table-cell>
          <table:table-cell office:value-type="string" calcext:value-type="string">
            <text:p>RFX family (winged-helix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MAD2</text:p>
          </table:table-cell>
          <table:table-cell office:value-type="string" calcext:value-type="string">
            <text:p>SMAD fami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NW1</text:p>
          </table:table-cell>
          <table:table-cell office:value-type="string" calcext:value-type="string">
            <text:p>Non-TF (transcriptional coregulator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F7L</text:p>
          </table:table-cell>
          <table:table-cell office:value-type="string" calcext:value-type="string">
            <text:p>Non-TF (TFIID / TAF component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FCP2L1</text:p>
          </table:table-cell>
          <table:table-cell office:value-type="string" calcext:value-type="string">
            <text:p>CP2 / TFCP2 fami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GIF2</text:p>
          </table:table-cell>
          <table:table-cell office:value-type="string" calcext:value-type="string">
            <text:p>TALE homeodomai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P53</text:p>
          </table:table-cell>
          <table:table-cell office:value-type="string" calcext:value-type="string">
            <text:p>p53 family</text:p>
          </table:table-cell>
          <table:table-cell table:number-columns-repeated="16382"/>
        </table:table-row>
        <table:table-row table:style-name="ro1" table:number-rows-repeated="104842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DAP-seq_experiments-updated'.A1:'DAP-seq_experiments-updated'.XFD1048576">
          <table:sort>
            <table:sort-by table:field-number="11" table:order="descending" table:data-type="automatic"/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10T13:37:53.113741943</dc:date>
    <meta:editing-duration>PT44M37S</meta:editing-duration>
    <meta:editing-cycles>2</meta:editing-cycles>
    <meta:generator>LibreOffice/25.2.3.2$Linux_X86_64 LibreOffice_project/520$Build-2</meta:generator>
    <meta:document-statistic meta:table-count="1" meta:cell-count="1311" meta:object-count="0"/>
  </office:meta>
</office:document-meta>
</file>